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30c5" officeooo:paragraph-rsid="000430c5"/>
    </style:style>
    <style:style style:name="P2" style:family="paragraph" style:parent-style-name="Standard">
      <style:text-properties officeooo:rsid="00052a42" officeooo:paragraph-rsid="00052a42"/>
    </style:style>
    <style:style style:name="P3" style:family="paragraph" style:parent-style-name="Standard">
      <style:text-properties officeooo:rsid="00052a42" officeooo:paragraph-rsid="00079802"/>
    </style:style>
    <style:style style:name="P4" style:family="paragraph" style:parent-style-name="Standard">
      <style:text-properties officeooo:rsid="00052a42" officeooo:paragraph-rsid="000ce781"/>
    </style:style>
    <style:style style:name="P5" style:family="paragraph" style:parent-style-name="Standard">
      <style:text-properties officeooo:rsid="00079802" officeooo:paragraph-rsid="00079802"/>
    </style:style>
    <style:style style:name="P6" style:family="paragraph" style:parent-style-name="Standard">
      <style:text-properties officeooo:rsid="0007a4dc" officeooo:paragraph-rsid="00052a42"/>
    </style:style>
    <style:style style:name="P7" style:family="paragraph" style:parent-style-name="Standard">
      <style:text-properties officeooo:rsid="0007a4dc" officeooo:paragraph-rsid="000ce781"/>
    </style:style>
    <style:style style:name="P8" style:family="paragraph" style:parent-style-name="Standard">
      <style:text-properties officeooo:rsid="00097e7b" officeooo:paragraph-rsid="00097e7b"/>
    </style:style>
    <style:style style:name="P9" style:family="paragraph" style:parent-style-name="Standard">
      <style:paragraph-properties fo:text-align="center" style:justify-single-word="false"/>
      <style:text-properties fo:font-size="20pt" officeooo:rsid="00041f9d" officeooo:paragraph-rsid="00041f9d" style:font-size-asian="20pt" style:font-size-complex="20pt"/>
    </style:style>
    <style:style style:name="P10" style:family="paragraph" style:parent-style-name="Standard">
      <style:text-properties officeooo:rsid="000ce781" officeooo:paragraph-rsid="000ce781"/>
    </style:style>
    <style:style style:name="P11" style:family="paragraph" style:parent-style-name="Standard">
      <style:text-properties officeooo:rsid="000dba7a" officeooo:paragraph-rsid="000dba7a"/>
    </style:style>
    <style:style style:name="P12" style:family="paragraph" style:parent-style-name="Standard">
      <style:text-properties officeooo:rsid="00052a42" officeooo:paragraph-rsid="000ce781"/>
    </style:style>
    <style:style style:name="P13" style:family="paragraph" style:parent-style-name="Standard">
      <style:text-properties officeooo:rsid="0011273f" officeooo:paragraph-rsid="0011273f"/>
    </style:style>
    <style:style style:name="P14" style:family="paragraph" style:parent-style-name="Standard">
      <style:text-properties officeooo:rsid="0007a4dc" officeooo:paragraph-rsid="0012f881"/>
    </style:style>
    <style:style style:name="P15" style:family="paragraph" style:parent-style-name="Standard">
      <style:text-properties officeooo:rsid="0007a4dc" officeooo:paragraph-rsid="000ce781"/>
    </style:style>
    <style:style style:name="T1" style:family="text">
      <style:text-properties officeooo:rsid="00079802"/>
    </style:style>
    <style:style style:name="T2" style:family="text">
      <style:text-properties officeooo:rsid="00097e7b"/>
    </style:style>
    <style:style style:name="T3" style:family="text">
      <style:text-properties fo:language="it" fo:country="IT"/>
    </style:style>
    <style:style style:name="T4" style:family="text">
      <style:text-properties officeooo:rsid="000cb9c9"/>
    </style:style>
    <style:style style:name="T5" style:family="text">
      <style:text-properties style:text-position="super 58%" officeooo:rsid="000cb9c9"/>
    </style:style>
    <style:style style:name="T6" style:family="text">
      <style:text-properties officeooo:rsid="000f2c70"/>
    </style:style>
    <style:style style:name="T7" style:family="text">
      <style:text-properties officeooo:rsid="00111bc1"/>
    </style:style>
    <style:style style:name="T8" style:family="text">
      <style:text-properties officeooo:rsid="0011273f"/>
    </style:style>
    <style:style style:name="T9" style:family="text">
      <style:text-properties officeooo:rsid="0012f8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DTE2/</text:span>DTE3 – Shot list</text:p>
      <text:p text:style-name="P8"/>
      <text:p text:style-name="P8">Nota:</text:p>
      <text:p text:style-name="P8">DTE3 starts on <text:s/><text:span text:style-name="T4">31</text:span><text:span text:style-name="T5">st</text:span><text:span text:style-name="T4"> august 2023 </text:span>with shot n. <text:span text:style-name="T4">104138?</text:span></text:p>
      <text:p text:style-name="P8">HRTS new LoS was set on ….</text:p>
      <text:p text:style-name="P8"/>
      <text:p text:style-name="P8">++++++++++++++++++++++++++</text:p>
      <text:p text:style-name="P8"/>
      <text:p text:style-name="P8">Da <text:span text:style-name="T3">aggiungere</text:span>:</text:p>
      <text:p text:style-name="P8">- shots <text:span text:style-name="T3">forniti</text:span> da Kazakov quando eravamo a Culham</text:p>
      <text:p text:style-name="P8">- shots visti nella presentazion<text:span text:style-name="T4">e</text:span> di Atina del 4/04/2024</text:p>
      <text:p text:style-name="P11">Afterglow?</text:p>
      <text:p text:style-name="P11">Considerazioni Pucella su relazione MHD e interazioni alpha -elettroni</text:p>
      <text:p text:style-name="P8"/>
      <text:p text:style-name="P8">++++++++++++++++++++++++++</text:p>
      <text:p text:style-name="P10">Dividere in base a:</text:p>
      <text:p text:style-name="P10">Scenario: baseline/hybrid, Tritium rich</text:p>
      <text:p text:style-name="P10">Riscaldamenti</text:p>
      <text:p text:style-name="P10"/>
      <text:p text:style-name="P10">+++++++++++++++++++++++++++</text:p>
      <text:p text:style-name="P10">DTE3:</text:p>
      <text:p text:style-name="P7"/>
      <text:p text:style-name="P7">1045<text:span text:style-name="T8">02</text:span>, <text:span text:style-name="T9">104511</text:span> 5<text:span text:style-name="T9">0</text:span><text:span text:style-name="T8">11</text:span>: low T + ICRH + NBI. → Tts&gt;Tece</text:p>
      <text:p text:style-name="P14"/>
      <text:p text:style-name="P4">Non thermal -Tritium rich</text:p>
      <text:p text:style-name="P4"><text:span text:style-name="T9">104520,21, </text:span>104522, 104523, 104524, 104525, 104526</text:p>
      <text:p text:style-name="P4"/>
      <text:p text:style-name="P4">ICRH modulation:</text:p>
      <text:p text:style-name="P4">104547,48,49,50,51 (12 KeV)</text:p>
      <text:p text:style-name="P4"/>
      <text:p text:style-name="P4">Neon Seeded</text:p>
      <text:p text:style-name="P4">104553,54,55,56,57,58,59,60</text:p>
      <text:p text:style-name="P4"/>
      <text:p text:style-name="P4">Ibrido alto campo</text:p>
      <text:p text:style-name="P4">104574, 75, 80</text:p>
      <text:p text:style-name="P4"/>
      <text:p text:style-name="P4">P09 = [104990, 104994, 104495 <text:span text:style-name="T7">(no PSI?)</text:span>, 10499, <text:span text:style-name="T6">1</text:span>04502, 104511] </text:p>
      <text:p text:style-name="P13">104997 - Ohmico</text:p>
      <text:p text:style-name="P14">??5<text:span text:style-name="T9">0</text:span><text:span text:style-name="T8">11</text:span>: low T + ICRH + NBI. → Tts&gt;Tece →??</text:p>
      <text:p text:style-name="P4"/>
      <text:p text:style-name="P7">OSS: ECE + sensibile alle interruzioni di ICRH</text:p>
      <text:p text:style-name="P7">------------------------------------------------</text:p>
      <text:p text:style-name="P7"/>
      <text:p text:style-name="P10">DTE2:</text:p>
      <text:p text:style-name="P8"/>
      <text:p text:style-name="P1">Kiptily:</text:p>
      <text:p text:style-name="P1">99801 <text:s/>- DT</text:p>
      <text:p text:style-name="P1">100793 – D</text:p>
      <text:p text:style-name="P1"/>
      <text:p text:style-name="P1">Kazakov – Fast ions </text:p>
      <text:p text:style-name="P1">95679</text:p>
      <text:p text:style-name="P1">94700</text:p>
      <text:p text:style-name="P1"><text:soft-page-break/></text:p>
      <text:p text:style-name="P2">Non thermal: - <text:span text:style-name="T1">Tritium Rich - DTE2</text:span></text:p>
      <text:p text:style-name="P5">99971 - Record</text:p>
      <text:p text:style-name="P3">99970</text:p>
      <text:p text:style-name="P2"/>
      <text:p text:style-name="P2"/>
      <text:p text:style-name="P2">hybrid record:</text:p>
      <text:p text:style-name="P2">99950</text:p>
      <text:p text:style-name="P2"/>
      <text:p text:style-name="P2">96994 –MHD <text:s/>- tra 49 e 54 sec</text:p>
      <text:p text:style-name="P2"/>
      <text:p text:style-name="P2">Con Fishbones:</text:p>
      <text:p text:style-name="P2">99869</text:p>
      <text:p text:style-name="P2">99643</text:p>
      <text:p text:style-name="P2"/>
      <text:p text:style-name="P2"/>
      <text:p text:style-name="P2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3-11-30T11:36:26.072043956</meta:creation-date>
    <dc:date>2024-04-23T10:39:09.579714917</dc:date>
    <meta:editing-duration>PT4H33M15S</meta:editing-duration>
    <meta:editing-cycles>7</meta:editing-cycles>
    <meta:generator>LibreOffice/7.2.4.1$Linux_X86_64 LibreOffice_project/27d75539669ac387bb498e35313b970b7fe9c4f9</meta:generator>
    <meta:document-statistic meta:table-count="0" meta:image-count="0" meta:object-count="0" meta:page-count="2" meta:paragraph-count="46" meta:word-count="169" meta:character-count="1101" meta:non-whitespace-character-count="970"/>
  </office:meta>
</office:document-meta>
</file>